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04cm"/>
    </style:style>
    <style:style style:name="co2" style:family="table-column">
      <style:table-column-properties fo:break-before="auto" style:column-width="1.069cm"/>
    </style:style>
    <style:style style:name="co3" style:family="table-column">
      <style:table-column-properties fo:break-before="auto" style:column-width="1.22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2.902cm"/>
    </style:style>
    <style:style style:name="co7" style:family="table-column">
      <style:table-column-properties fo:break-before="auto" style:column-width="0.527cm"/>
    </style:style>
    <style:style style:name="co8" style:family="table-column">
      <style:table-column-properties fo:break-before="auto" style:column-width="3.025cm"/>
    </style:style>
    <style:style style:name="co9" style:family="table-column">
      <style:table-column-properties fo:break-before="auto" style:column-width="0.557cm"/>
    </style:style>
    <style:style style:name="co10" style:family="table-column">
      <style:table-column-properties fo:break-before="auto" style:column-width="6.055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/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4"/>
  </office:automatic-styles>
  <office:body>
    <office:spreadsheet>
      <table:table table:name="test_integrate_id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>
            <text:p>Test data for IntegrateTestCase.test_integrate_idw</text:p>
          </table:table-cell>
          <table:table-cell table:number-columns-repeated="17"/>
        </table:table-row>
        <table:table-row table:style-name="ro1">
          <table:table-cell table:style-name="ce1"/>
          <table:table-cell table:number-columns-repeated="17"/>
        </table:table-row>
        <table:table-row table:style-name="ro2">
          <table:table-cell table:number-columns-repeated="4"/>
          <table:table-cell table:style-name="ce7" office:value-type="string">
            <text:p>Gridpoint 1</text:p>
          </table:table-cell>
          <table:table-cell table:style-name="ce11" table:number-columns-repeated="3"/>
          <table:table-cell/>
          <table:table-cell table:style-name="ce7" office:value-type="string">
            <text:p>Gridpoint 2</text:p>
          </table:table-cell>
          <table:table-cell table:style-name="ce11" table:number-columns-repeated="3"/>
          <table:table-cell/>
          <table:table-cell table:style-name="ce7" office:value-type="string">
            <text:p>Gridpoint 3</text:p>
          </table:table-cell>
          <table:table-cell table:style-name="ce11" table:number-columns-repeated="3"/>
        </table:table-row>
        <table:table-row table:style-name="ro2">
          <table:table-cell table:style-name="ce2" office:value-type="string">
            <text:p>alpha</text:p>
          </table:table-cell>
          <table:table-cell table:number-columns-repeated="4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number-columns-repeated="3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number-columns-repeated="3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/>
          <table:table-cell table:style-name="ce5" table:number-columns-repeated="2"/>
          <table:table-cell table:style-name="ce8" office:value-type="string">
            <text:p>matrix</text:p>
          </table:table-cell>
          <table:table-cell table:style-name="ce5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8" office:value-type="string">
            <text:p>matrix</text:p>
          </table:table-cell>
          <table:table-cell table:style-name="ce5" office:value-type="float" office:value="14">
            <text:p>14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ce8" office:value-type="string">
            <text:p>matrix</text:p>
          </table:table-cell>
          <table:table-cell table:style-name="ce5" office:value-type="float" office:value="13">
            <text:p>1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/>
          <table:table-cell table:style-name="ce5" table:number-columns-repeated="2"/>
          <table:table-cell table:style-name="ce8" office:value-type="string">
            <text:p>geographical</text:p>
          </table:table-cell>
          <table:table-cell table:style-name="ce5" table:formula="of:=[.F5]*10+5" office:value-type="float" office:value="35">
            <text:p>35</text:p>
          </table:table-cell>
          <table:table-cell table:style-name="ce5" table:formula="of:=65-[.G5]*10" office:value-type="float" office:value="35">
            <text:p>35</text:p>
          </table:table-cell>
          <table:table-cell table:number-columns-repeated="2"/>
          <table:table-cell table:style-name="ce8" office:value-type="string">
            <text:p>geographical</text:p>
          </table:table-cell>
          <table:table-cell table:style-name="ce5" table:formula="of:=[.K5]*10+5" office:value-type="float" office:value="145">
            <text:p>145</text:p>
          </table:table-cell>
          <table:table-cell table:style-name="ce5" table:formula="of:=65-[.L5]*10" office:value-type="float" office:value="5">
            <text:p>5</text:p>
          </table:table-cell>
          <table:table-cell table:number-columns-repeated="2"/>
          <table:table-cell table:style-name="ce8" office:value-type="string">
            <text:p>geographical</text:p>
          </table:table-cell>
          <table:table-cell table:style-name="ce5" table:formula="of:=[.P5]*10+5" office:value-type="float" office:value="135">
            <text:p>135</text:p>
          </table:table-cell>
          <table:table-cell table:style-name="ce5" table:formula="of:=65-[.Q5]*10" office:value-type="float" office:value="25">
            <text:p>25</text:p>
          </table:table-cell>
          <table:table-cell/>
        </table:table-row>
        <table:table-row table:style-name="ro2">
          <table:table-cell table:style-name="ce3" office:value-type="string" table:number-columns-spanned="3" table:number-rows-spanned="1">
            <text:p>Data points</text:p>
          </table:table-cell>
          <table:covered-table-cell table:number-columns-repeated="2" table:style-name="ce4"/>
          <table:table-cell table:style-name="ce5"/>
          <table:table-cell table:number-columns-repeated="14"/>
        </table:table-row>
        <table:table-row table:style-name="ro2"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value</text:p>
          </table:table-cell>
          <table:table-cell table:style-name="ce6"/>
          <table:table-cell table:style-name="ce9" office:value-type="string">
            <text:p>distance</text:p>
          </table:table-cell>
          <table:table-cell table:style-name="ce8" office:value-type="string">
            <text:p>distance^alpha</text:p>
          </table:table-cell>
          <table:table-cell table:style-name="ce8" office:value-type="string">
            <text:p>weight</text:p>
          </table:table-cell>
          <table:table-cell table:style-name="ce8" office:value-type="string">
            <text:p>weight*value</text:p>
          </table:table-cell>
          <table:table-cell/>
          <table:table-cell table:style-name="ce9" office:value-type="string">
            <text:p>distance</text:p>
          </table:table-cell>
          <table:table-cell table:style-name="ce8" office:value-type="string">
            <text:p>distance^alpha</text:p>
          </table:table-cell>
          <table:table-cell table:style-name="ce8" office:value-type="string">
            <text:p>weight</text:p>
          </table:table-cell>
          <table:table-cell table:style-name="ce8" office:value-type="string">
            <text:p>weight*value</text:p>
          </table:table-cell>
          <table:table-cell/>
          <table:table-cell table:style-name="ce9" office:value-type="string">
            <text:p>distance</text:p>
          </table:table-cell>
          <table:table-cell table:style-name="ce8" office:value-type="string">
            <text:p>distance^alpha</text:p>
          </table:table-cell>
          <table:table-cell table:style-name="ce8" office:value-type="string">
            <text:p>weight</text:p>
          </table:table-cell>
          <table:table-cell table:style-name="ce8" office:value-type="string">
            <text:p>weight*value</text:p>
          </table:table-cell>
        </table:table-row>
        <table:table-row table:style-name="ro2">
          <table:table-cell office:value-type="float" office:value="75.2">
            <text:p>75,2</text:p>
          </table:table-cell>
          <table:table-cell office:value-type="float" office:value="10.7">
            <text:p>10,7</text:p>
          </table:table-cell>
          <table:table-cell office:value-type="float" office:value="37.4">
            <text:p>37,4</text:p>
          </table:table-cell>
          <table:table-cell/>
          <table:table-cell table:formula="of:=SQRT(([.$A9]-[.F$6])^2+([.$B9]-[.G$6])^2)" office:value-type="float" office:value="46.9737160548322">
            <text:p>46,9737160548</text:p>
          </table:table-cell>
          <table:table-cell table:formula="of:=[.E9]^(-[.$A$5])" office:value-type="float" office:value="0.0212885009743045">
            <text:p>0,021288501</text:p>
          </table:table-cell>
          <table:table-cell table:formula="of:=[.F9]/[.F$12]" office:value-type="float" office:value="0.343468104827139">
            <text:p>0,3434681048</text:p>
          </table:table-cell>
          <table:table-cell table:formula="of:=[.G9]*[.$C9]" office:value-type="float" office:value="12.845707120535">
            <text:p>12,8457071205</text:p>
          </table:table-cell>
          <table:table-cell/>
          <table:table-cell table:formula="of:=SQRT(([.$A9]-[.K$6])^2+([.$B9]-[.L$6])^2)" office:value-type="float" office:value="70.0323496678499">
            <text:p>70,0323496679</text:p>
          </table:table-cell>
          <table:table-cell table:formula="of:=[.J9]^(-[.$A$5])" office:value-type="float" office:value="0.0142791153622977">
            <text:p>0,0142791154</text:p>
          </table:table-cell>
          <table:table-cell table:formula="of:=[.K9]/[.K$12]" office:value-type="float" office:value="0.226215173286297">
            <text:p>0,2262151733</text:p>
          </table:table-cell>
          <table:table-cell table:formula="of:=[.L9]*[.$C9]" office:value-type="float" office:value="8.46044748090752">
            <text:p>8,4604474809</text:p>
          </table:table-cell>
          <table:table-cell/>
          <table:table-cell table:formula="of:=SQRT(([.$A9]-[.P$6])^2+([.$B9]-[.Q$6])^2)" office:value-type="float" office:value="61.4860146700044">
            <text:p>61,48601467</text:p>
          </table:table-cell>
          <table:table-cell table:formula="of:=[.O9]^(-[.$A$5])" office:value-type="float" office:value="0.0162638610644551">
            <text:p>0,0162638611</text:p>
          </table:table-cell>
          <table:table-cell table:formula="of:=[.P9]/[.P$12]" office:value-type="float" office:value="0.142222177179154">
            <text:p>0,1422221772</text:p>
          </table:table-cell>
          <table:table-cell table:formula="of:=[.Q9]*[.$C9]" office:value-type="float" office:value="5.31910942650037">
            <text:p>5,3191094265</text:p>
          </table:table-cell>
        </table:table-row>
        <table:table-row table:style-name="ro2">
          <table:table-cell office:value-type="float" office:value="125.7">
            <text:p>125,7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/>
          <table:table-cell table:formula="of:=SQRT(([.$A10]-[.F$6])^2+([.$B10]-[.G$6])^2)" office:value-type="float" office:value="92.100434309508">
            <text:p>92,1004343095</text:p>
          </table:table-cell>
          <table:table-cell table:formula="of:=[.E10]^(-[.$A$5])" office:value-type="float" office:value="0.0108577120998089">
            <text:p>0,0108577121</text:p>
          </table:table-cell>
          <table:table-cell table:formula="of:=[.F10]/[.F$12]" office:value-type="float" office:value="0.175178036357813">
            <text:p>0,1751780364</text:p>
          </table:table-cell>
          <table:table-cell table:formula="of:=[.G10]*[.$C10]" office:value-type="float" office:value="4.20427287258751">
            <text:p>4,2042728726</text:p>
          </table:table-cell>
          <table:table-cell/>
          <table:table-cell table:formula="of:=SQRT(([.$A10]-[.K$6])^2+([.$B10]-[.L$6])^2)" office:value-type="float" office:value="23.8430283311495">
            <text:p>23,8430283311</text:p>
          </table:table-cell>
          <table:table-cell table:formula="of:=[.J10]^(-[.$A$5])" office:value-type="float" office:value="0.0419409810746883">
            <text:p>0,0419409811</text:p>
          </table:table-cell>
          <table:table-cell table:formula="of:=[.K10]/[.K$12]" office:value-type="float" office:value="0.664444964613076">
            <text:p>0,6644449646</text:p>
          </table:table-cell>
          <table:table-cell table:formula="of:=[.L10]*[.$C10]" office:value-type="float" office:value="15.9466791507138">
            <text:p>15,9466791507</text:p>
          </table:table-cell>
          <table:table-cell/>
          <table:table-cell table:formula="of:=SQRT(([.$A10]-[.P$6])^2+([.$B10]-[.Q$6])^2)" office:value-type="float" office:value="11.067520047418">
            <text:p>11,0675200474</text:p>
          </table:table-cell>
          <table:table-cell table:formula="of:=[.O10]^(-[.$A$5])" office:value-type="float" office:value="0.0903544783036822">
            <text:p>0,0903544783</text:p>
          </table:table-cell>
          <table:table-cell table:formula="of:=[.P10]/[.P$12]" office:value-type="float" office:value="0.790120536034404">
            <text:p>0,790120536</text:p>
          </table:table-cell>
          <table:table-cell table:formula="of:=[.Q10]*[.$C10]" office:value-type="float" office:value="18.9628928648257">
            <text:p>18,9628928648</text:p>
          </table:table-cell>
        </table:table-row>
        <table:table-row table:style-name="ro2">
          <table:table-cell office:value-type="float" office:value="9.8">
            <text:p>9,8</text:p>
          </table:table-cell>
          <table:table-cell office:value-type="float" office:value="57.1">
            <text:p>57,1</text:p>
          </table:table-cell>
          <table:table-cell office:value-type="float" office:value="95.4">
            <text:p>95,4</text:p>
          </table:table-cell>
          <table:table-cell/>
          <table:table-cell table:formula="of:=SQRT(([.$A11]-[.F$6])^2+([.$B11]-[.G$6])^2)" office:value-type="float" office:value="33.5179056624963">
            <text:p>33,5179056625</text:p>
          </table:table-cell>
          <table:table-cell table:formula="of:=[.E11]^(-[.$A$5])" office:value-type="float" office:value="0.0298347996461759">
            <text:p>0,0298347996</text:p>
          </table:table-cell>
          <table:table-cell table:formula="of:=[.F11]/[.F$12]" office:value-type="float" office:value="0.481353858815049">
            <text:p>0,4813538588</text:p>
          </table:table-cell>
          <table:table-cell table:formula="of:=[.G11]*[.$C11]" office:value-type="float" office:value="45.9211581309556">
            <text:p>45,921158131</text:p>
          </table:table-cell>
          <table:table-cell/>
          <table:table-cell table:formula="of:=SQRT(([.$A11]-[.K$6])^2+([.$B11]-[.L$6])^2)" office:value-type="float" office:value="144.891166052317">
            <text:p>144,8911660523</text:p>
          </table:table-cell>
          <table:table-cell table:formula="of:=[.J11]^(-[.$A$5])" office:value-type="float" office:value="0.00690173201890669">
            <text:p>0,006901732</text:p>
          </table:table-cell>
          <table:table-cell table:formula="of:=[.K11]/[.K$12]" office:value-type="float" office:value="0.109339862100626">
            <text:p>0,1093398621</text:p>
          </table:table-cell>
          <table:table-cell table:formula="of:=[.L11]*[.$C11]" office:value-type="float" office:value="10.4310228443997">
            <text:p>10,4310228444</text:p>
          </table:table-cell>
          <table:table-cell/>
          <table:table-cell table:formula="of:=SQRT(([.$A11]-[.P$6])^2+([.$B11]-[.Q$6])^2)" office:value-type="float" office:value="129.249564796173">
            <text:p>129,2495647962</text:p>
          </table:table-cell>
          <table:table-cell table:formula="of:=[.O11]^(-[.$A$5])" office:value-type="float" office:value="0.00773696995867651">
            <text:p>0,00773697</text:p>
          </table:table-cell>
          <table:table-cell table:formula="of:=[.P11]/[.P$12]" office:value-type="float" office:value="0.0676572867864419">
            <text:p>0,0676572868</text:p>
          </table:table-cell>
          <table:table-cell table:formula="of:=[.Q11]*[.$C11]" office:value-type="float" office:value="6.45450515942655">
            <text:p>6,4545051594</text:p>
          </table:table-cell>
        </table:table-row>
        <table:table-row table:style-name="ro2">
          <table:table-cell table:number-columns-repeated="5"/>
          <table:table-cell table:formula="of:=SUM([.F9:.F11])" office:value-type="float" office:value="0.0619810127202893">
            <text:p>0,0619810127</text:p>
          </table:table-cell>
          <table:table-cell table:formula="of:=[.F12]/[.F$12]" office:value-type="float" office:value="1">
            <text:p>1</text:p>
          </table:table-cell>
          <table:table-cell table:style-name="ce8" table:formula="of:=SUM([.H9:.H11])" office:value-type="float" office:value="62.9711381240781">
            <text:p>62,9711381241</text:p>
          </table:table-cell>
          <table:table-cell table:number-columns-repeated="2"/>
          <table:table-cell table:formula="of:=SUM([.K9:.K11])" office:value-type="float" office:value="0.0631218284558927">
            <text:p>0,0631218285</text:p>
          </table:table-cell>
          <table:table-cell table:formula="of:=[.K12]/[.K$12]" office:value-type="float" office:value="1">
            <text:p>1</text:p>
          </table:table-cell>
          <table:table-cell table:style-name="ce8" table:formula="of:=SUM([.M9:.M11])" office:value-type="float" office:value="34.8381494760211">
            <text:p>34,838149476</text:p>
          </table:table-cell>
          <table:table-cell table:number-columns-repeated="2"/>
          <table:table-cell table:formula="of:=SUM([.P9:.P11])" office:value-type="float" office:value="0.114355309326814">
            <text:p>0,1143553093</text:p>
          </table:table-cell>
          <table:table-cell table:formula="of:=[.P12]/[.P$12]" office:value-type="float" office:value="1">
            <text:p>1</text:p>
          </table:table-cell>
          <table:table-cell table:style-name="ce8" table:formula="of:=SUM([.R9:.R11])" office:value-type="float" office:value="30.7365074507526">
            <text:p>30,7365074508</text:p>
          </table:table-cell>
        </table:table-row>
        <table:table-row table:style-name="ro2">
          <table:table-cell table:number-columns-repeated="18"/>
        </table:table-row>
        <table:table-row table:style-name="ro2">
          <table:table-cell table:number-columns-repeated="4"/>
          <table:table-cell table:style-name="ce10"/>
          <table:table-cell table:style-name="ce12" table:number-columns-repeated="3"/>
          <table:table-cell table:number-columns-repeated="10"/>
        </table:table-row>
        <table:table-row table:style-name="ro2">
          <table:table-cell table:number-columns-repeated="5"/>
          <table:table-cell table:style-name="ce2" table:number-columns-repeated="2"/>
          <table:table-cell table:number-columns-repeated="11"/>
        </table:table-row>
        <table:table-row table:style-name="ro2">
          <table:table-cell table:number-columns-repeated="4"/>
          <table:table-cell table:style-name="ce8"/>
          <table:table-cell table:style-name="ce5"/>
          <table:table-cell table:number-columns-repeated="12"/>
        </table:table-row>
        <table:table-row table:style-name="ro2">
          <table:table-cell table:number-columns-repeated="4"/>
          <table:table-cell table:style-name="ce8"/>
          <table:table-cell table:style-name="ce5" table:number-columns-repeated="2"/>
          <table:table-cell table:number-columns-repeated="11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4"/>
          <table:table-cell table:style-name="ce9"/>
          <table:table-cell table:style-name="ce8" table:number-columns-repeated="3"/>
          <table:table-cell table:number-columns-repeated="10"/>
        </table:table-row>
        <table:table-row table:style-name="ro2" table:number-rows-repeated="5">
          <table:table-cell table:number-columns-repeated="18"/>
        </table:table-row>
        <table:table-row table:style-name="ro2">
          <table:table-cell table:number-columns-repeated="4"/>
          <table:table-cell table:style-name="ce10"/>
          <table:table-cell table:style-name="ce12" table:number-columns-repeated="3"/>
          <table:table-cell table:number-columns-repeated="10"/>
        </table:table-row>
        <table:table-row table:style-name="ro2">
          <table:table-cell table:number-columns-repeated="5"/>
          <table:table-cell table:style-name="ce2" table:number-columns-repeated="2"/>
          <table:table-cell table:number-columns-repeated="11"/>
        </table:table-row>
        <table:table-row table:style-name="ro2">
          <table:table-cell table:number-columns-repeated="4"/>
          <table:table-cell table:style-name="ce8"/>
          <table:table-cell table:style-name="ce5"/>
          <table:table-cell table:number-columns-repeated="12"/>
        </table:table-row>
        <table:table-row table:style-name="ro2">
          <table:table-cell table:number-columns-repeated="4"/>
          <table:table-cell table:style-name="ce8"/>
          <table:table-cell table:style-name="ce5" table:number-columns-repeated="2"/>
          <table:table-cell table:number-columns-repeated="11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4"/>
          <table:table-cell table:style-name="ce9"/>
          <table:table-cell table:style-name="ce8" table:number-columns-repeated="3"/>
          <table:table-cell table:number-columns-repeated="10"/>
        </table:table-row>
        <table:table-row table:style-name="ro2" table:number-rows-repeated="1048545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test_h_integrate" table:style-name="ta1">
        <table:table-column table:style-name="co10" table:default-cell-style-name="Default"/>
        <table:table-column table:style-name="co4" table:number-columns-repeated="14" table:default-cell-style-name="Default"/>
        <table:table-row table:style-name="ro1">
          <table:table-cell table:style-name="ce13" office:value-type="string">
            <text:p>Test data for HIntegrateTestCase</text:p>
          </table:table-cell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3"/>
        </table:table-row>
        <table:table-row table:style-name="ro2">
          <table:table-cell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3"/>
        </table:table-row>
        <table:table-row table:style-name="ro2">
          <table:table-cell/>
          <table:table-cell table:style-name="ce15" office:value-type="string" table:number-columns-spanned="4" table:number-rows-spanned="1">
            <text:p>mask</text:p>
          </table:table-cell>
          <table:covered-table-cell table:number-columns-repeated="3"/>
          <table:table-cell/>
          <table:table-cell table:style-name="ce15" office:value-type="string" table:number-columns-spanned="4" table:number-rows-spanned="1">
            <text:p>x</text:p>
          </table:table-cell>
          <table:covered-table-cell table:number-columns-repeated="3"/>
          <table:table-cell/>
          <table:table-cell table:style-name="ce15" office:value-type="string" table:number-columns-spanned="4" table:number-rows-spanned="1">
            <text:p>y</text:p>
          </table:table-cell>
          <table:covered-table-cell table:number-columns-repeated="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/>
          <table:table-cell table:number-columns-repeated="4" office:value-type="float" office:value="25">
            <text:p>25</text:p>
          </table:table-cell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/>
          <table:table-cell table:number-columns-repeated="4" office:value-type="float" office:value="15">
            <text:p>15</text:p>
          </table:table-cell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/>
          <table:table-cell table:number-columns-repeated="4" office:value-type="float" office:value="5">
            <text:p>5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/>
          <table:table-cell table:style-name="ce15" office:value-type="string" table:number-columns-spanned="4" table:number-rows-spanned="1">
            <text:p>Station 1</text:p>
          </table:table-cell>
          <table:covered-table-cell table:number-columns-repeated="3"/>
          <table:table-cell/>
          <table:table-cell table:style-name="ce15" office:value-type="string" table:number-columns-spanned="4" table:number-rows-spanned="1">
            <text:p>Station 2</text:p>
          </table:table-cell>
          <table:covered-table-cell table:number-columns-repeated="3"/>
          <table:table-cell/>
          <table:table-cell table:style-name="ce15" office:value-type="string" table:number-columns-spanned="4" table:number-rows-spanned="1">
            <text:p>Station 3</text:p>
          </table:table-cell>
          <table:covered-table-cell table:number-columns-repeated="3"/>
        </table:table-row>
        <table:table-row table:style-name="ro2">
          <table:table-cell/>
          <table:table-cell table:style-name="ce14" office:value-type="string">
            <text:p>x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14" office:value-type="string">
            <text:p>x</text:p>
          </table:table-cell>
          <table:table-cell office:value-type="float" office:value="15">
            <text:p>15</text:p>
          </table:table-cell>
          <table:table-cell table:number-columns-repeated="3"/>
          <table:table-cell table:style-name="ce14" office:value-type="string">
            <text:p>x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2">
          <table:table-cell/>
          <table:table-cell table:style-name="ce14" office:value-type="string">
            <text:p>y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14" office:value-type="string">
            <text:p>y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14" office:value-type="string">
            <text:p>y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3"/>
        </table:table-row>
        <table:table-row table:style-name="ro2">
          <table:table-cell table:style-name="ce8" office:value-type="string">
            <text:p>Gridpoint distance from station</text:p>
          </table:table-cell>
          <table:table-cell table:style-name="ce16" table:formula="of:=SQRT(([.G4]-[.$C$9])^2+([.L4]-[.$C$10])^2)" office:value-type="float" office:value="20">
            <text:p>20,00</text:p>
          </table:table-cell>
          <table:table-cell table:style-name="ce16" table:formula="of:=SQRT(([.H4]-[.$C$9])^2+([.M4]-[.$C$10])^2)" office:value-type="float" office:value="22.3606797749979">
            <text:p>22,36</text:p>
          </table:table-cell>
          <table:table-cell table:style-name="ce16" table:formula="of:=SQRT(([.I4]-[.$C$9])^2+([.N4]-[.$C$10])^2)" office:value-type="float" office:value="28.2842712474619">
            <text:p>28,28</text:p>
          </table:table-cell>
          <table:table-cell table:style-name="ce16" table:formula="of:=SQRT(([.J4]-[.$C$9])^2+([.O4]-[.$C$10])^2)" office:value-type="float" office:value="36.0555127546399">
            <text:p>36,06</text:p>
          </table:table-cell>
          <table:table-cell/>
          <table:table-cell table:style-name="ce16" table:formula="of:=SQRT(([.G4]-[.$H$9])^2+([.L4]-[.$H$10])^2)" office:value-type="float" office:value="22.3606797749979">
            <text:p>22,36</text:p>
          </table:table-cell>
          <table:table-cell table:style-name="ce16" table:formula="of:=SQRT(([.H4]-[.$H$9])^2+([.M4]-[.$H$10])^2)" office:value-type="float" office:value="20">
            <text:p>20,00</text:p>
          </table:table-cell>
          <table:table-cell table:style-name="ce16" table:formula="of:=SQRT(([.I4]-[.$H$9])^2+([.N4]-[.$H$10])^2)" office:value-type="float" office:value="22.3606797749979">
            <text:p>22,36</text:p>
          </table:table-cell>
          <table:table-cell table:style-name="ce16" table:formula="of:=SQRT(([.J4]-[.$H$9])^2+([.O4]-[.$H$10])^2)" office:value-type="float" office:value="28.2842712474619">
            <text:p>28,28</text:p>
          </table:table-cell>
          <table:table-cell/>
          <table:table-cell table:style-name="ce16" table:formula="of:=SQRT(([.G4]-[.$M$9])^2+([.L4]-[.$M$10])^2)" office:value-type="float" office:value="38.6005181312376">
            <text:p>38,60</text:p>
          </table:table-cell>
          <table:table-cell table:style-name="ce16" table:formula="of:=SQRT(([.H4]-[.$M$9])^2+([.M4]-[.$M$10])^2)" office:value-type="float" office:value="29.1547594742265">
            <text:p>29,15</text:p>
          </table:table-cell>
          <table:table-cell table:style-name="ce16" table:formula="of:=SQRT(([.I4]-[.$M$9])^2+([.N4]-[.$M$10])^2)" office:value-type="float" office:value="20.2484567313166">
            <text:p>20,25</text:p>
          </table:table-cell>
          <table:table-cell table:style-name="ce16" table:formula="of:=SQRT(([.J4]-[.$M$9])^2+([.O4]-[.$M$10])^2)" office:value-type="float" office:value="13.0384048104053">
            <text:p>13,04</text:p>
          </table:table-cell>
        </table:table-row>
        <table:table-row table:style-name="ro2">
          <table:table-cell/>
          <table:table-cell table:style-name="ce16" table:formula="of:=SQRT(([.G5]-[.$C$9])^2+([.L5]-[.$C$10])^2)" office:value-type="float" office:value="10">
            <text:p>10,00</text:p>
          </table:table-cell>
          <table:table-cell table:style-name="ce16" table:formula="of:=SQRT(([.H5]-[.$C$9])^2+([.M5]-[.$C$10])^2)" office:value-type="float" office:value="14.142135623731">
            <text:p>14,14</text:p>
          </table:table-cell>
          <table:table-cell table:style-name="ce16" table:formula="of:=SQRT(([.I5]-[.$C$9])^2+([.N5]-[.$C$10])^2)" office:value-type="float" office:value="22.3606797749979">
            <text:p>22,36</text:p>
          </table:table-cell>
          <table:table-cell table:style-name="ce16" table:formula="of:=SQRT(([.J5]-[.$C$9])^2+([.O5]-[.$C$10])^2)" office:value-type="float" office:value="31.6227766016838">
            <text:p>31,62</text:p>
          </table:table-cell>
          <table:table-cell/>
          <table:table-cell table:style-name="ce16" table:formula="of:=SQRT(([.G5]-[.$H$9])^2+([.L5]-[.$H$10])^2)" office:value-type="float" office:value="14.142135623731">
            <text:p>14,14</text:p>
          </table:table-cell>
          <table:table-cell table:style-name="ce16" table:formula="of:=SQRT(([.H5]-[.$H$9])^2+([.M5]-[.$H$10])^2)" office:value-type="float" office:value="10">
            <text:p>10,00</text:p>
          </table:table-cell>
          <table:table-cell table:style-name="ce16" table:formula="of:=SQRT(([.I5]-[.$H$9])^2+([.N5]-[.$H$10])^2)" office:value-type="float" office:value="14.142135623731">
            <text:p>14,14</text:p>
          </table:table-cell>
          <table:table-cell table:style-name="ce16" table:formula="of:=SQRT(([.J5]-[.$H$9])^2+([.O5]-[.$H$10])^2)" office:value-type="float" office:value="22.3606797749979">
            <text:p>22,36</text:p>
          </table:table-cell>
          <table:table-cell/>
          <table:table-cell table:style-name="ce16" table:formula="of:=SQRT(([.G5]-[.$M$9])^2+([.L5]-[.$M$10])^2)" office:value-type="float" office:value="37.0135110466435">
            <text:p>37,01</text:p>
          </table:table-cell>
          <table:table-cell table:style-name="ce16" table:formula="of:=SQRT(([.H5]-[.$M$9])^2+([.M5]-[.$M$10])^2)" office:value-type="float" office:value="27.0185121722126">
            <text:p>27,02</text:p>
          </table:table-cell>
          <table:table-cell table:style-name="ce16" table:formula="of:=SQRT(([.I5]-[.$M$9])^2+([.N5]-[.$M$10])^2)" office:value-type="float" office:value="17.0293863659264">
            <text:p>17,03</text:p>
          </table:table-cell>
          <table:table-cell table:style-name="ce16" table:formula="of:=SQRT(([.J5]-[.$M$9])^2+([.O5]-[.$M$10])^2)" office:value-type="float" office:value="7.07106781186548">
            <text:p>7,07</text:p>
          </table:table-cell>
        </table:table-row>
        <table:table-row table:style-name="ro2">
          <table:table-cell/>
          <table:table-cell table:style-name="ce16" table:formula="of:=SQRT(([.G6]-[.$C$9])^2+([.L6]-[.$C$10])^2)" office:value-type="float" office:value="0">
            <text:p>0,00</text:p>
          </table:table-cell>
          <table:table-cell table:style-name="ce16" table:formula="of:=SQRT(([.H6]-[.$C$9])^2+([.M6]-[.$C$10])^2)" office:value-type="float" office:value="10">
            <text:p>10,00</text:p>
          </table:table-cell>
          <table:table-cell table:style-name="ce16" table:formula="of:=SQRT(([.I6]-[.$C$9])^2+([.N6]-[.$C$10])^2)" office:value-type="float" office:value="20">
            <text:p>20,00</text:p>
          </table:table-cell>
          <table:table-cell table:style-name="ce16" table:formula="of:=SQRT(([.J6]-[.$C$9])^2+([.O6]-[.$C$10])^2)" office:value-type="float" office:value="30">
            <text:p>30,00</text:p>
          </table:table-cell>
          <table:table-cell/>
          <table:table-cell table:style-name="ce16" table:formula="of:=SQRT(([.G6]-[.$H$9])^2+([.L6]-[.$H$10])^2)" office:value-type="float" office:value="10">
            <text:p>10,00</text:p>
          </table:table-cell>
          <table:table-cell table:style-name="ce16" table:formula="of:=SQRT(([.H6]-[.$H$9])^2+([.M6]-[.$H$10])^2)" office:value-type="float" office:value="0">
            <text:p>0,00</text:p>
          </table:table-cell>
          <table:table-cell table:style-name="ce16" table:formula="of:=SQRT(([.I6]-[.$H$9])^2+([.N6]-[.$H$10])^2)" office:value-type="float" office:value="10">
            <text:p>10,00</text:p>
          </table:table-cell>
          <table:table-cell table:style-name="ce16" table:formula="of:=SQRT(([.J6]-[.$H$9])^2+([.O6]-[.$H$10])^2)" office:value-type="float" office:value="20">
            <text:p>20,00</text:p>
          </table:table-cell>
          <table:table-cell/>
          <table:table-cell table:style-name="ce16" table:formula="of:=SQRT(([.G6]-[.$M$9])^2+([.L6]-[.$M$10])^2)" office:value-type="float" office:value="38.0788655293195">
            <text:p>38,08</text:p>
          </table:table-cell>
          <table:table-cell table:style-name="ce16" table:formula="of:=SQRT(([.H6]-[.$M$9])^2+([.M6]-[.$M$10])^2)" office:value-type="float" office:value="28.4604989415154">
            <text:p>28,46</text:p>
          </table:table-cell>
          <table:table-cell table:style-name="ce16" table:formula="of:=SQRT(([.I6]-[.$M$9])^2+([.N6]-[.$M$10])^2)" office:value-type="float" office:value="19.2353840616713">
            <text:p>19,24</text:p>
          </table:table-cell>
          <table:table-cell table:style-name="ce16" table:formula="of:=SQRT(([.J6]-[.$M$9])^2+([.O6]-[.$M$10])^2)" office:value-type="float" office:value="11.4017542509914">
            <text:p>11,40</text:p>
          </table:table-cell>
        </table:table-row>
        <table:table-row table:style-name="ro2">
          <table:table-cell/>
          <table:table-cell table:style-name="ce16" table:number-columns-repeated="4"/>
          <table:table-cell/>
          <table:table-cell table:style-name="ce16" table:number-columns-repeated="4"/>
          <table:table-cell/>
          <table:table-cell table:style-name="ce16" table:number-columns-repeated="3"/>
          <table:table-cell/>
        </table:table-row>
        <table:table-row table:style-name="ro2">
          <table:table-cell table:style-name="ce8" office:value-type="string">
            <text:p>Inverse distance</text:p>
          </table:table-cell>
          <table:table-cell table:style-name="ce16" table:formula="of:=1/[.B12]" office:value-type="float" office:value="0.05">
            <text:p>0,05</text:p>
          </table:table-cell>
          <table:table-cell table:style-name="ce16" table:formula="of:=1/[.C12]" office:value-type="float" office:value="0.0447213595499958">
            <text:p>0,04</text:p>
          </table:table-cell>
          <table:table-cell table:style-name="ce16" table:formula="of:=1/[.D12]" office:value-type="float" office:value="0.0353553390593274">
            <text:p>0,04</text:p>
          </table:table-cell>
          <table:table-cell table:style-name="ce16" table:formula="of:=1/[.E12]" office:value-type="float" office:value="0.0277350098112615">
            <text:p>0,03</text:p>
          </table:table-cell>
          <table:table-cell/>
          <table:table-cell table:style-name="ce16" table:formula="of:=1/[.G12]" office:value-type="float" office:value="0.0447213595499958">
            <text:p>0,04</text:p>
          </table:table-cell>
          <table:table-cell table:style-name="ce16" table:formula="of:=1/[.H12]" office:value-type="float" office:value="0.05">
            <text:p>0,05</text:p>
          </table:table-cell>
          <table:table-cell table:style-name="ce16" table:formula="of:=1/[.I12]" office:value-type="float" office:value="0.0447213595499958">
            <text:p>0,04</text:p>
          </table:table-cell>
          <table:table-cell table:style-name="ce16" table:formula="of:=1/[.J12]" office:value-type="float" office:value="0.0353553390593274">
            <text:p>0,04</text:p>
          </table:table-cell>
          <table:table-cell/>
          <table:table-cell table:style-name="ce16" table:formula="of:=1/[.L12]" office:value-type="float" office:value="0.025906388007542">
            <text:p>0,03</text:p>
          </table:table-cell>
          <table:table-cell table:style-name="ce16" table:formula="of:=1/[.M12]" office:value-type="float" office:value="0.0342997170285018">
            <text:p>0,03</text:p>
          </table:table-cell>
          <table:table-cell table:style-name="ce16" table:formula="of:=1/[.N12]" office:value-type="float" office:value="0.0493864798324795">
            <text:p>0,05</text:p>
          </table:table-cell>
          <table:table-cell table:style-name="ce16" table:formula="of:=1/[.O12]" office:value-type="float" office:value="0.076696498884737">
            <text:p>0,08</text:p>
          </table:table-cell>
        </table:table-row>
        <table:table-row table:style-name="ro2">
          <table:table-cell/>
          <table:table-cell table:style-name="ce16" table:formula="of:=1/[.B13]" office:value-type="float" office:value="0.1">
            <text:p>0,10</text:p>
          </table:table-cell>
          <table:table-cell table:style-name="ce16" table:formula="of:=1/[.C13]" office:value-type="float" office:value="0.0707106781186547">
            <text:p>0,07</text:p>
          </table:table-cell>
          <table:table-cell table:style-name="ce16" table:formula="of:=1/[.D13]" office:value-type="float" office:value="0.0447213595499958">
            <text:p>0,04</text:p>
          </table:table-cell>
          <table:table-cell table:style-name="ce16" table:formula="of:=1/[.E13]" office:value-type="float" office:value="0.0316227766016838">
            <text:p>0,03</text:p>
          </table:table-cell>
          <table:table-cell/>
          <table:table-cell table:style-name="ce16" table:formula="of:=1/[.G13]" office:value-type="float" office:value="0.0707106781186547">
            <text:p>0,07</text:p>
          </table:table-cell>
          <table:table-cell table:style-name="ce16" table:formula="of:=1/[.H13]" office:value-type="float" office:value="0.1">
            <text:p>0,10</text:p>
          </table:table-cell>
          <table:table-cell table:style-name="ce16" table:formula="of:=1/[.I13]" office:value-type="float" office:value="0.0707106781186547">
            <text:p>0,07</text:p>
          </table:table-cell>
          <table:table-cell table:style-name="ce16" table:formula="of:=1/[.J13]" office:value-type="float" office:value="0.0447213595499958">
            <text:p>0,04</text:p>
          </table:table-cell>
          <table:table-cell/>
          <table:table-cell table:style-name="ce16" table:formula="of:=1/[.L13]" office:value-type="float" office:value="0.027017161347915">
            <text:p>0,03</text:p>
          </table:table-cell>
          <table:table-cell table:style-name="ce16" table:formula="of:=1/[.M13]" office:value-type="float" office:value="0.0370116605098803">
            <text:p>0,04</text:p>
          </table:table-cell>
          <table:table-cell table:style-name="ce16" table:formula="of:=1/[.N13]" office:value-type="float" office:value="0.0587220219514703">
            <text:p>0,06</text:p>
          </table:table-cell>
          <table:table-cell table:style-name="ce16" table:formula="of:=1/[.O13]" office:value-type="float" office:value="0.14142135623731">
            <text:p>0,14</text:p>
          </table:table-cell>
        </table:table-row>
        <table:table-row table:style-name="ro2">
          <table:table-cell/>
          <table:table-cell table:style-name="ce16" table:formula="of:=1/[.B14]" office:value-type="float" office:value="0">
            <text:p>#DIV/0!</text:p>
          </table:table-cell>
          <table:table-cell table:style-name="ce16" table:formula="of:=1/[.C14]" office:value-type="float" office:value="0.1">
            <text:p>0,10</text:p>
          </table:table-cell>
          <table:table-cell table:style-name="ce16" table:formula="of:=1/[.D14]" office:value-type="float" office:value="0.05">
            <text:p>0,05</text:p>
          </table:table-cell>
          <table:table-cell table:style-name="ce16" table:formula="of:=1/[.E14]" office:value-type="float" office:value="0.0333333333333333">
            <text:p>0,03</text:p>
          </table:table-cell>
          <table:table-cell/>
          <table:table-cell table:style-name="ce16" table:formula="of:=1/[.G14]" office:value-type="float" office:value="0.1">
            <text:p>0,10</text:p>
          </table:table-cell>
          <table:table-cell table:style-name="ce16" table:formula="of:=1/[.H14]" office:value-type="float" office:value="0">
            <text:p>#DIV/0!</text:p>
          </table:table-cell>
          <table:table-cell table:style-name="ce16" table:formula="of:=1/[.I14]" office:value-type="float" office:value="0.1">
            <text:p>0,10</text:p>
          </table:table-cell>
          <table:table-cell table:style-name="ce16" table:formula="of:=1/[.J14]" office:value-type="float" office:value="0.05">
            <text:p>0,05</text:p>
          </table:table-cell>
          <table:table-cell/>
          <table:table-cell table:style-name="ce16" table:formula="of:=1/[.L14]" office:value-type="float" office:value="0.0262612865719445">
            <text:p>0,03</text:p>
          </table:table-cell>
          <table:table-cell table:style-name="ce16" table:formula="of:=1/[.M14]" office:value-type="float" office:value="0.0351364184463153">
            <text:p>0,04</text:p>
          </table:table-cell>
          <table:table-cell table:style-name="ce16" table:formula="of:=1/[.N14]" office:value-type="float" office:value="0.0519875244910036">
            <text:p>0,05</text:p>
          </table:table-cell>
          <table:table-cell table:style-name="ce16" table:formula="of:=1/[.O14]" office:value-type="float" office:value="0.0877058019307029">
            <text:p>0,09</text:p>
          </table:table-cell>
        </table:table-row>
        <table:table-row table:style-name="ro2">
          <table:table-cell/>
          <table:table-cell table:style-name="ce16" table:number-columns-repeated="4"/>
          <table:table-cell/>
          <table:table-cell table:style-name="ce16" table:number-columns-repeated="4"/>
          <table:table-cell/>
          <table:table-cell table:style-name="ce16" table:number-columns-repeated="3"/>
          <table:table-cell/>
        </table:table-row>
        <table:table-row table:style-name="ro2">
          <table:table-cell table:style-name="ce8" office:value-type="string">
            <text:p>Weight</text:p>
          </table:table-cell>
          <table:table-cell table:style-name="ce16" table:formula="of:=[.B16]/([.B16]+[.G16]+[.L16])" office:value-type="float" office:value="0.414498330710773">
            <text:p>0,41</text:p>
          </table:table-cell>
          <table:table-cell table:style-name="ce16" table:formula="of:=[.C16]/([.C16]+[.H16]+[.M16])" office:value-type="float" office:value="0.346620573443959">
            <text:p>0,35</text:p>
          </table:table-cell>
          <table:table-cell table:style-name="ce16" table:formula="of:=[.D16]/([.D16]+[.I16]+[.N16])" office:value-type="float" office:value="0.273091851172344">
            <text:p>0,27</text:p>
          </table:table-cell>
          <table:table-cell table:style-name="ce16" table:formula="of:=[.E16]/([.E16]+[.J16]+[.O16])" office:value-type="float" office:value="0.19840929426928">
            <text:p>0,20</text:p>
          </table:table-cell>
          <table:table-cell/>
          <table:table-cell table:style-name="ce16" table:formula="of:=[.G16]/([.B16]+[.G16]+[.L16])" office:value-type="float" office:value="0.370738577611791">
            <text:p>0,37</text:p>
          </table:table-cell>
          <table:table-cell table:style-name="ce16" table:formula="of:=[.H16]/([.C16]+[.H16]+[.M16])" office:value-type="float" office:value="0.387533582310325">
            <text:p>0,39</text:p>
          </table:table-cell>
          <table:table-cell table:style-name="ce16" table:formula="of:=[.I16]/([.D16]+[.I16]+[.N16])" office:value-type="float" office:value="0.345436904054532">
            <text:p>0,35</text:p>
          </table:table-cell>
          <table:table-cell table:style-name="ce16" table:formula="of:=[.J16]/([.E16]+[.J16]+[.O16])" office:value-type="float" office:value="0.252923215789308">
            <text:p>0,25</text:p>
          </table:table-cell>
          <table:table-cell/>
          <table:table-cell table:style-name="ce16" table:formula="of:=[.L16]/([.B16]+[.G16]+[.L16])" office:value-type="float" office:value="0.214763091677435">
            <text:p>0,21</text:p>
          </table:table-cell>
          <table:table-cell table:style-name="ce16" table:formula="of:=[.M16]/([.C16]+[.H16]+[.M16])" office:value-type="float" office:value="0.265845844245715">
            <text:p>0,27</text:p>
          </table:table-cell>
          <table:table-cell table:style-name="ce16" table:formula="of:=[.N16]/([.D16]+[.I16]+[.N16])" office:value-type="float" office:value="0.381471244773124">
            <text:p>0,38</text:p>
          </table:table-cell>
          <table:table-cell table:style-name="ce16" table:formula="of:=[.O16]/([.E16]+[.J16]+[.O16])" office:value-type="float" office:value="0.548667489941413">
            <text:p>0,55</text:p>
          </table:table-cell>
        </table:table-row>
        <table:table-row table:style-name="ro2">
          <table:table-cell/>
          <table:table-cell table:style-name="ce16" table:formula="of:=[.B17]/([.B17]+[.G17]+[.L17])" office:value-type="float" office:value="0.505745676834279">
            <text:p>0,51</text:p>
          </table:table-cell>
          <table:table-cell table:style-name="ce16" table:formula="of:=[.C17]/([.C17]+[.H17]+[.M17])" office:value-type="float" office:value="0.340409599591043">
            <text:p>0,34</text:p>
          </table:table-cell>
          <table:table-cell table:style-name="ce16" table:formula="of:=[.D17]/([.D17]+[.I17]+[.N17])" office:value-type="float" office:value="0.256791944141559">
            <text:p>0,26</text:p>
          </table:table-cell>
          <table:table-cell table:style-name="ce16" table:formula="of:=[.E17]/([.E17]+[.J17]+[.O17])" office:value-type="float" office:value="0.14521481918355">
            <text:p>0,15</text:p>
          </table:table-cell>
          <table:table-cell/>
          <table:table-cell table:style-name="ce16" table:formula="of:=[.G17]/([.B17]+[.G17]+[.L17])" office:value-type="float" office:value="0.357616197645299">
            <text:p>0,36</text:p>
          </table:table-cell>
          <table:table-cell table:style-name="ce16" table:formula="of:=[.H17]/([.C17]+[.H17]+[.M17])" office:value-type="float" office:value="0.481411872503649">
            <text:p>0,48</text:p>
          </table:table-cell>
          <table:table-cell table:style-name="ce16" table:formula="of:=[.I17]/([.D17]+[.I17]+[.N17])" office:value-type="float" office:value="0.406023714135029">
            <text:p>0,41</text:p>
          </table:table-cell>
          <table:table-cell table:style-name="ce16" table:formula="of:=[.J17]/([.E17]+[.J17]+[.O17])" office:value-type="float" office:value="0.205364766746933">
            <text:p>0,21</text:p>
          </table:table-cell>
          <table:table-cell/>
          <table:table-cell table:style-name="ce16" table:formula="of:=[.L17]/([.B17]+[.G17]+[.L17])" office:value-type="float" office:value="0.136638125520422">
            <text:p>0,14</text:p>
          </table:table-cell>
          <table:table-cell table:style-name="ce16" table:formula="of:=[.M17]/([.C17]+[.H17]+[.M17])" office:value-type="float" office:value="0.178178527905308">
            <text:p>0,18</text:p>
          </table:table-cell>
          <table:table-cell table:style-name="ce16" table:formula="of:=[.N17]/([.D17]+[.I17]+[.N17])" office:value-type="float" office:value="0.337184341723412">
            <text:p>0,34</text:p>
          </table:table-cell>
          <table:table-cell table:style-name="ce16" table:formula="of:=[.O17]/([.E17]+[.J17]+[.O17])" office:value-type="float" office:value="0.649420414069517">
            <text:p>0,65</text:p>
          </table:table-cell>
        </table:table-row>
        <table:table-row table:style-name="ro2">
          <table:table-cell/>
          <table:table-cell table:style-name="ce16" table:formula="of:=[.B18]/([.B18]+[.G18]+[.L18])" office:value-type="float" office:value="0">
            <text:p>#DIV/0!</text:p>
          </table:table-cell>
          <table:table-cell table:style-name="ce16" table:formula="of:=[.C18]/([.C18]+[.H18]+[.M18])" office:value-type="float" office:value="0">
            <text:p>#DIV/0!</text:p>
          </table:table-cell>
          <table:table-cell table:style-name="ce16" table:formula="of:=[.D18]/([.D18]+[.I18]+[.N18])" office:value-type="float" office:value="0.247540040534667">
            <text:p>0,25</text:p>
          </table:table-cell>
          <table:table-cell table:style-name="ce16" table:formula="of:=[.E18]/([.E18]+[.J18]+[.O18])" office:value-type="float" office:value="0.194887171768473">
            <text:p>0,19</text:p>
          </table:table-cell>
          <table:table-cell/>
          <table:table-cell table:style-name="ce16" table:formula="of:=[.G18]/([.B18]+[.G18]+[.L18])" office:value-type="float" office:value="0">
            <text:p>#DIV/0!</text:p>
          </table:table-cell>
          <table:table-cell table:style-name="ce16" table:formula="of:=[.H18]/([.C18]+[.H18]+[.M18])" office:value-type="float" office:value="0">
            <text:p>#DIV/0!</text:p>
          </table:table-cell>
          <table:table-cell table:style-name="ce16" table:formula="of:=[.I18]/([.D18]+[.I18]+[.N18])" office:value-type="float" office:value="0.495080081069333">
            <text:p>0,50</text:p>
          </table:table-cell>
          <table:table-cell table:style-name="ce16" table:formula="of:=[.J18]/([.E18]+[.J18]+[.O18])" office:value-type="float" office:value="0.29233075765271">
            <text:p>0,29</text:p>
          </table:table-cell>
          <table:table-cell/>
          <table:table-cell table:style-name="ce16" table:formula="of:=[.L18]/([.B18]+[.G18]+[.L18])" office:value-type="float" office:value="0">
            <text:p>#DIV/0!</text:p>
          </table:table-cell>
          <table:table-cell table:style-name="ce16" table:formula="of:=[.M18]/([.C18]+[.H18]+[.M18])" office:value-type="float" office:value="0">
            <text:p>#DIV/0!</text:p>
          </table:table-cell>
          <table:table-cell table:style-name="ce16" table:formula="of:=[.N18]/([.D18]+[.I18]+[.N18])" office:value-type="float" office:value="0.257379878396">
            <text:p>0,26</text:p>
          </table:table-cell>
          <table:table-cell table:style-name="ce16" table:formula="of:=[.O18]/([.E18]+[.J18]+[.O18])" office:value-type="float" office:value="0.512782070578817">
            <text:p>0,51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table:style-name="ce8" office:value-type="string">
            <text:p>Station measurement</text:p>
          </table:table-cell>
          <table:table-cell office:value-type="float" office:value="0.54">
            <text:p>0,54</text:p>
          </table:table-cell>
          <table:table-cell table:number-columns-repeated="4"/>
          <table:table-cell table:style-name="ce5" office:value-type="float" office:value="2.4">
            <text:p>2,4</text:p>
          </table:table-cell>
          <table:table-cell table:number-columns-repeated="4"/>
          <table:table-cell office:value-type="float" office:value="1.84">
            <text:p>1,84</text:p>
          </table:table-cell>
          <table:table-cell table:number-columns-repeated="3"/>
        </table:table-row>
        <table:table-row table:style-name="ro2">
          <table:table-cell table:number-columns-repeated="15"/>
        </table:table-row>
        <table:table-row table:style-name="ro2">
          <table:table-cell table:style-name="ce8" office:value-type="string">
            <text:p>Result</text:p>
          </table:table-cell>
          <table:table-cell table:formula="of:=[.B20]*[.$B$24]+[.G20]*[.$G$24]+[.L20]*[.$L$24]" office:value-type="float" office:value="1.5087657735386">
            <text:p>1,5087657735</text:p>
          </table:table-cell>
          <table:table-cell table:formula="of:=[.C20]*[.$B$24]+[.H20]*[.$G$24]+[.M20]*[.$L$24]" office:value-type="float" office:value="1.60641206061664">
            <text:p>1,6064120606</text:p>
          </table:table-cell>
          <table:table-cell table:formula="of:=[.D20]*[.$B$24]+[.I20]*[.$G$24]+[.N20]*[.$L$24]" office:value-type="float" office:value="1.67842525974649">
            <text:p>1,6784252597</text:p>
          </table:table-cell>
          <table:table-cell table:formula="of:=[.E20]*[.$B$24]+[.J20]*[.$G$24]+[.O20]*[.$L$24]" office:value-type="float" office:value="1.72370491829195">
            <text:p>1,7237049183</text:p>
          </table:table-cell>
          <table:table-cell table:number-columns-repeated="10"/>
        </table:table-row>
        <table:table-row table:style-name="ro2">
          <table:table-cell/>
          <table:table-cell table:formula="of:=[.B21]*[.$B$24]+[.G21]*[.$G$24]+[.L21]*[.$L$24]" office:value-type="float" office:value="1.3827956907968">
            <text:p>1,3827956908</text:p>
          </table:table-cell>
          <table:table-cell table:formula="of:=[.C21]*[.$B$24]+[.H21]*[.$G$24]+[.M21]*[.$L$24]" office:value-type="float" office:value="1.66705816913369">
            <text:p>1,6670581691</text:p>
          </table:table-cell>
          <table:table-cell table:formula="of:=[.D21]*[.$B$24]+[.I21]*[.$G$24]+[.N21]*[.$L$24]" office:value-type="float" office:value="1.73354375253159">
            <text:p>1,7335437525</text:p>
          </table:table-cell>
          <table:table-cell table:formula="of:=[.E21]*[.$B$24]+[.J21]*[.$G$24]+[.O21]*[.$L$24]" office:value-type="float" office:value="1.76622500443967">
            <text:p>1,7662250044</text:p>
          </table:table-cell>
          <table:table-cell table:number-columns-repeated="10"/>
        </table:table-row>
        <table:table-row table:style-name="ro2">
          <table:table-cell/>
          <table:table-cell table:formula="of:=[.B22]*[.$B$24]+[.G22]*[.$G$24]+[.L22]*[.$L$24]" office:value-type="float" office:value="0">
            <text:p>#DIV/0!</text:p>
          </table:table-cell>
          <table:table-cell table:formula="of:=[.C22]*[.$B$24]+[.H22]*[.$G$24]+[.M22]*[.$L$24]" office:value-type="float" office:value="0">
            <text:p>#DIV/0!</text:p>
          </table:table-cell>
          <table:table-cell table:formula="of:=[.D22]*[.$B$24]+[.I22]*[.$G$24]+[.N22]*[.$L$24]" office:value-type="float" office:value="1.79544279270376">
            <text:p>1,7954427927</text:p>
          </table:table-cell>
          <table:table-cell table:formula="of:=[.E22]*[.$B$24]+[.J22]*[.$G$24]+[.O22]*[.$L$24]" office:value-type="float" office:value="1.7503519009865">
            <text:p>1,750351901</text:p>
          </table:table-cell>
          <table:table-cell table:number-columns-repeated="10"/>
        </table:table-row>
        <table:table-row table:style-name="ro2" table:number-rows-repeated="1048547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l" fo:country="GR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2T14:24:59</meta:creation-date>
    <meta:editing-duration>P4DT20H17M21S</meta:editing-duration>
    <meta:editing-cycles>3</meta:editing-cycles>
    <meta:generator>LibreOffice/3.5$Linux_X86_64 LibreOffice_project/350m1$Build-2</meta:generator>
    <meta:initial-creator>Antonis Christofides</meta:initial-creator>
    <dc:date>2014-06-19T15:32:50</dc:date>
    <dc:creator>Antonis Christofides</dc:creator>
    <meta:document-statistic meta:table-count="2" meta:cell-count="283" meta:object-count="0"/>
  </office:meta>
</office:document-meta>
</file>